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Vollkorn" svg:font-family="Vollkorn" style:font-pitch="variable"/>
    <style:font-face style:name="Vollkorn Semibold" svg:font-family="'Vollkorn Semibold'" style:font-pitch="variable"/>
    <style:font-face style:name="Vollkorn Semibold1" svg:font-family="'Vollkorn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Звичайний-subtitle">
      <style:graphic-properties draw:fill-color="#ffffff" fo:min-height="7.187cm"/>
    </style:style>
    <style:style style:name="pr2" style:family="presentation" style:parent-style-name="Звичайний-notes">
      <style:graphic-properties draw:fill-color="#ffffff" fo:min-height="12.572cm"/>
    </style:style>
    <style:style style:name="pr3" style:family="presentation" style:parent-style-name="Звичайний-title">
      <style:graphic-properties fo:min-height="3.506cm"/>
    </style:style>
    <style:style style:name="pr4" style:family="presentation" style:parent-style-name="Звичайний-outline1">
      <style:graphic-properties fo:min-height="11.929cm"/>
    </style:style>
    <style:style style:name="pr5" style:family="presentation" style:parent-style-name="Звичайний-title">
      <style:graphic-properties draw:auto-grow-height="true" fo:min-height="3.506cm"/>
    </style:style>
    <style:style style:name="pr6" style:family="presentation" style:parent-style-name="Звичайний-subtitle">
      <style:graphic-properties draw:fill-color="#ffffff" fo:min-height="12.17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Vollkorn"/>
    </style:style>
    <style:style style:name="P3" style:family="paragraph">
      <style:paragraph-properties fo:text-align="start"/>
      <style:text-properties style:font-name="Vollkorn Semibold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style:font-name="Vollkorn Semibold1"/>
    </style:style>
    <style:style style:name="T1" style:family="text">
      <style:text-properties style:font-name="Vollkorn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style:font-name="Vollkorn Semibold"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Vollkorn Semibold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Vollkorn"/>
    </style:style>
    <style:style style:name="T5" style:family="text">
      <style:text-properties style:font-name="Vollkorn" fo:font-size="26pt" style:font-size-asian="26pt" style:font-size-complex="26pt"/>
    </style:style>
    <style:style style:name="T6" style:family="text">
      <style:text-properties style:font-name="Vollkorn Semibold"/>
    </style:style>
    <style:style style:name="T7" style:family="text">
      <style:text-properties style:font-name="Vollkorn Semibold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draw:frame presentation:style-name="pr1" draw:text-style-name="P2" draw:layer="layout" svg:width="25.199cm" svg:height="10.013cm" svg:x="1.401cm" svg:y="4.993cm">
          <draw:text-box>
            <text:p text:style-name="P1"><text:span text:style-name="T1">Rendezvous</text:span><text:span text:style-name="T2"><text:line-break/></text:span><text:span text:style-name="T2"><text:line-break/></text:span><text:span text:style-name="T3">Toward distributed secure </text:span><text:span text:style-name="T3"><text:line-break/></text:span><text:span text:style-name="T3">temporary storage</text:span></text:p>
            <text:p text:style-name="P1"><text:span text:style-name="T4"/></text:p>
            <text:p text:style-name="P1"><text:span text:style-name="T5">Kelly Kaoudi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Motivation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Звичайний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1"><text:span text:style-name="T7">What about Tor?!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Звичайний" presentation:presentation-page-layout-name="AL2T1">
        <draw:frame presentation:style-name="pr3" draw:layer="layout" svg:width="25.199cm" svg:height="3.506cm" svg:x="1.4cm" svg:y="0.837cm" presentation:class="title">
          <draw:text-box>
            <text:p>Some sta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Звичайний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1"><text:span text:style-name="T7">Last semester...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Threat model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Звичайний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1"><text:span text:style-name="T7">Current design overview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Звичайний" presentation:presentation-page-layout-name="AL2T1">
        <draw:frame presentation:style-name="pr3" draw:layer="layout" svg:width="25.199cm" svg:height="3.506cm" svg:x="1.4cm" svg:y="0.837cm" presentation:class="title">
          <draw:text-box>
            <text:p>Flow char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6">Data stor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Звичайний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"><text:span text:style-name="T7">Clientsid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Звичайний" presentation:presentation-page-layout-name="AL2T1">
        <draw:frame presentation:style-name="pr3" draw:layer="layout" svg:width="25.199cm" svg:height="3.506cm" svg:x="1.4cm" svg:y="0.837cm" presentation:class="title">
          <draw:text-box>
            <text:p>UI screenshot(s)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Crypto in Javascript?!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Звичайний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 text:style-name="P1"><text:span text:style-name="T6">Collaboration</text:span>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Звичайний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1"><text:span text:style-name="T7">Attacks?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Звичайний" presentation:presentation-page-layout-name="AL1T0">
        <draw:frame presentation:style-name="pr5" draw:text-style-name="P3" draw:layer="layout" svg:width="25.199cm" svg:height="3.506cm" svg:x="1.4cm" svg:y="0.837cm" presentation:class="title">
          <draw:text-box>
            <text:p text:style-name="P1"><text:span text:style-name="T6">In the next month...</text:span></text:p>
          </draw:text-box>
        </draw:frame>
        <draw:frame presentation:style-name="pr6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Even further out...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6">Mor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eehaven's Anonymity Bibliography <text:line-break/><text:a xlink:href="http://freehaven.net/anonbib/full/date.html" xlink:type="simple">http://freehaven.net/anonbib/full/date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Vollkorn" svg:font-family="Vollkorn" style:font-pitch="variable"/>
    <style:font-face style:name="Vollkorn Semibold" svg:font-family="'Vollkorn Semibold'" style:font-pitch="variable"/>
    <style:font-face style:name="Vollkorn Semibold1" svg:font-family="'Vollkorn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cm" fo:margin-bottom="0.4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cm" fo:margin-bottom="0.3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cm" fo:margin-bottom="0.2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cm" fo:margin-bottom="0.1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cm" fo:margin-bottom="0.1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cm" fo:margin-bottom="0.1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cm" fo:margin-bottom="0.1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cm" fo:margin-bottom="0.1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5.199cm" svg:height="3.506cm" svg:x="1.4cm" svg:y="0.837cm" presentation:class="title" presentation:placeholder="true">
        <draw:text-box/>
      </draw:frame>
      <draw:frame presentation:style-name="Звичайни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Звичайний-title" draw:layer="backgroundobjects" svg:width="13.968cm" svg:height="10.476cm" svg:x="3.81cm" svg:y="2.123cm" presentation:class="page"/>
        <draw:frame presentation:style-name="Звичайни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21:09:03.899312506</meta:creation-date>
    <dc:date>2014-12-06T20:11:15.673735111</dc:date>
    <meta:editing-duration>PT12M9S</meta:editing-duration>
    <meta:editing-cycles>9</meta:editing-cycles>
    <meta:generator>LibreOffice/4.2.7.2$Linux_X86_64 LibreOffice_project/420m0$Build-2</meta:generator>
    <meta:document-statistic meta:object-count="89"/>
  </office:meta>
</office:document-meta>
</file>